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21.1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stdb-schema-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indexBlockCapacity</text:p>
          </table:table-cell>
          <table:table-cell office:value-type="string" calcext:value-type="string">
            <text:p>symbolCached</text:p>
          </table:table-cell>
          <table:table-cell office:value-type="string" calcext:value-type="string">
            <text:p>symbolCapacity</text:p>
          </table:table-cell>
          <table:table-cell office:value-type="string" calcext:value-type="string">
            <text:p>designated</text:p>
          </table:table-cell>
        </table:table-row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near_fi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</table:table>
      <table:table table:name="questdb-schema-value" table:style-name="ta1"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indexBlockCapacity</text:p>
          </table:table-cell>
          <table:table-cell office:value-type="string" calcext:value-type="string">
            <text:p>symbolCached</text:p>
          </table:table-cell>
          <table:table-cell office:value-type="string" calcext:value-type="string">
            <text:p>symbolCapacity</text:p>
          </table:table-cell>
          <table:table-cell office:value-type="string" calcext:value-type="string">
            <text:p>designated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als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</table:table>
      <table:table table:name="test-dat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de_id1</text:p>
          </table:table-cell>
          <table:table-cell office:value-type="string" calcext:value-type="string">
            <text:p>linear_fill</text:p>
          </table:table-cell>
        </table:table-row>
        <table:table-row table:style-name="ro1">
          <table:table-cell office:value-type="string" calcext:value-type="string">
            <text:p>2023-04-28T08:14:13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8T12:14:13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8T15:14:13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8T20:50:40.501959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8T20:51:10.411094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8:14:13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9T09:10:01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9T09:10:01.870782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10:45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9T09:14:13.000000Z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023-04-29T09:15:56.905336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15:56.905336Z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1:03.927377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1:03.927377Z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4:17.297178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4:17.297178Z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6:56.286713Z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phsens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2023-04-29T09:26:56.286713Z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phcalibration</text:p>
          </table:table-cell>
          <table:table-cell office:value-type="string" calcext:value-type="string">
            <text:p>true</text:p>
          </table:table-cell>
        </table:table-row>
      </table:table>
      <table:table table:name="sample-queries" table:style-name="ta1">
        <table:table-column table:style-name="co12" table:default-cell-style-name="Default"/>
        <table:table-row table:style-name="ro2">
          <table:table-cell table:style-name="ce1" office:value-type="string" calcext:value-type="string">
            <text:p>-- https://questdb.io/blog/2022/11/02/data-lifecycle-questdb/#downsampling-the-data</text:p>
          </table:table-cell>
        </table:table-row>
        <table:table-row table:style-name="ro2">
          <table:table-cell table:style-name="ce1" office:value-type="string" calcext:value-type="string">
            <text:p>CREATE TABLE IF NOT EXISTS node (node_id symbol CAPACITY 64 INDEX, linear_fill boolean);</text:p>
          </table:table-cell>
        </table:table-row>
        <table:table-row table:style-name="ro2">
          <table:table-cell table:style-name="ce1" office:value-type="string" calcext:value-type="string">
            <text:p>CREATE TABLE IF NOT EXISTS value (ts timestamp, node_id symbol CAPACITY 64, value double) timestamp(ts) PARTITION BY HOUR;</text:p>
          </table:table-cell>
        </table:table-row>
        <table:table-row table:style-name="ro2">
          <table:table-cell table:style-name="ce1" office:value-type="string" calcext:value-type="string">
            <text:p>INSERT INTO node VALUES ('phsensor', 1&gt;=1), ('phcalibration', 1&gt;=1), ('ph', 1&lt;0), ('co2valve', 1&lt;0);</text:p>
          </table:table-cell>
        </table:table-row>
        <table:table-row table:style-name="ro2">
          <table:table-cell table:style-name="ce1" office:value-type="string" calcext:value-type="string">
            <text:p>INSERT INTO value VALUES (now(), 'phsensor', 2.58);</text:p>
          </table:table-cell>
        </table:table-row>
        <table:table-row table:style-name="ro2">
          <table:table-cell table:style-name="ce1" office:value-type="string" calcext:value-type="string">
            <text:p>INSERT INTO value VALUES (now(), 'phsensor', 2.59), (now(), 'phcalibration', 6.62);</text:p>
          </table:table-cell>
        </table:table-row>
        <table:table-row table:style-name="ro2">
          <table:table-cell table:style-name="ce1"/>
        </table:table-row>
        <table:table-row table:style-name="ro2">
          <table:table-cell table:style-name="ce1" office:value-type="string" calcext:value-type="string">
            <text:p>'node';'value';value JOIN node ON (node_id);</text:p>
          </table:table-cell>
        </table:table-row>
        <table:table-row table:style-name="ro2">
          <table:table-cell table:style-name="ce1" office:value-type="string" calcext:value-type="string">
            <text:p>value JOIN node ON (node_id) where ts between '2023-04-29T09:09:00Z' and '2023-04-29T09:16:00Z';</text:p>
          </table:table-cell>
        </table:table-row>
        <table:table-row table:style-name="ro2">
          <table:table-cell table:style-name="ce1" office:value-type="string" calcext:value-type="string">
            <text:p>-- GOOD! downsample from raw through 1ses to 1h, filling sparse</text:p>
          </table:table-cell>
        </table:table-row>
        <table:table-row table:style-name="ro3">
          <table:table-cell table:style-name="ce1" office:value-type="string" calcext:value-type="string">
            <text:p>SELECT span,id,avg(value) from( SELECT ts span,n.node_id id,avg(value) value FROM value JOIN node n ON (node_id) SAMPLE BY 1s FILL (PREV)) where span between '2023-04-29T09:00:00Z' and '2023-04-29T09:30:00Z' --where id='ph' sample by 1m fill (prev) align to CALENDAR group by span, id;</text:p>
          </table:table-cell>
        </table:table-row>
        <table:table-row table:style-name="ro2">
          <table:table-cell table:style-name="ce2"/>
        </table:table-row>
        <table:table-row table:style-name="ro3">
          <table:table-cell table:style-name="ce1" office:value-type="string" calcext:value-type="string">
            <text:p>SELECT span,id,avg(value) from( SELECT ts span,n.node_id id,avg(value) value FROM value JOIN node n ON (node_id) SAMPLE BY 1s FILL (PREV)) --where span between '2023-04-29T09:00:00Z' and '2023-04-29T09:30:00Z' where id='ph' sample by 4h fill (prev) align to CALENDAR group by span, id;</text:p>
          </table:table-cell>
        </table:table-row>
        <table:table-row table:style-name="ro2">
          <table:table-cell table:style-name="ce2"/>
        </table:table-row>
        <table:table-row table:style-name="ro2">
          <table:table-cell table:style-name="ce1" office:value-type="string" calcext:value-type="string">
            <text:p>show tables;show columns from node; show columns from value;</text:p>
          </table:table-cell>
        </table:table-row>
        <table:table-row table:style-name="ro2" table:number-rows-repeated="1048560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11:05:34.475836453</dc:date>
    <meta:editing-duration>PT15M51S</meta:editing-duration>
    <meta:editing-cycles>1</meta:editing-cycles>
    <meta:generator>LibreOffice/7.4.6.2$Linux_X86_64 LibreOffice_project/40$Build-2</meta:generator>
    <meta:document-statistic meta:table-count="4" meta:cell-count="156" meta:object-count="0"/>
  </office:meta>
</office:document-meta>
</file>